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8cm" style:rel-column-width="12327*"/>
    </style:style>
    <style:style style:name="Tableau1.B" style:family="table-column">
      <style:table-column-properties style:column-width="10.407cm" style:rel-column-width="40117*"/>
    </style:style>
    <style:style style:name="Tableau1.C" style:family="table-column">
      <style:table-column-properties style:column-width="3.395cm" style:rel-column-width="1309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6731" officeooo:paragraph-rsid="00056731"/>
    </style:style>
    <style:style style:name="P2" style:family="paragraph" style:parent-style-name="Table_20_Contents">
      <style:text-properties officeooo:rsid="00056731" officeooo:paragraph-rsid="00056731"/>
    </style:style>
    <style:style style:name="P3" style:family="paragraph" style:parent-style-name="Table_20_Contents">
      <style:text-properties officeooo:rsid="0005a8f2" officeooo:paragraph-rsid="0005a8f2"/>
    </style:style>
    <style:style style:name="P4" style:family="paragraph" style:parent-style-name="Table_20_Contents">
      <style:text-properties officeooo:rsid="00089e78" officeooo:paragraph-rsid="00089e78"/>
    </style:style>
    <style:style style:name="T1" style:family="text">
      <style:text-properties officeooo:rsid="0005a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822062989536">
          <table:table-cell table:style-name="Tableau1.A1" office:value-type="string">
            <text:p text:style-name="P2">VERSION</text:p>
          </table:table-cell>
          <table:table-cell table:style-name="Tableau1.A1" office:value-type="string">
            <text:p text:style-name="P2">DESCRIPTIF</text:p>
          </table:table-cell>
          <table:table-cell table:style-name="Tableau1.C1" office:value-type="string">
            <text:p text:style-name="P2"/>
          </table:table-cell>
        </table:table-row>
        <table:table-row table:style-name="TableLine1822062990080">
          <table:table-cell table:style-name="Tableau1.A2" office:value-type="string">
            <text:p text:style-name="P2">V1</text:p>
          </table:table-cell>
          <table:table-cell table:style-name="Tableau1.A2" office:value-type="string">
            <text:p text:style-name="P2">Programmation heure/jour/frequence et serveur web AP</text:p>
          </table:table-cell>
          <table:table-cell table:style-name="Tableau1.C2" office:value-type="string">
            <text:p text:style-name="P3">ok</text:p>
          </table:table-cell>
        </table:table-row>
        <table:table-row table:style-name="TableLine1822062978384">
          <table:table-cell table:style-name="Tableau1.A2" office:value-type="string">
            <text:p text:style-name="P3">V1.1</text:p>
          </table:table-cell>
          <table:table-cell table:style-name="Tableau1.A2" office:value-type="string">
            <text:p text:style-name="P3">Mise a l’heure via page web</text:p>
          </table:table-cell>
          <table:table-cell table:style-name="Tableau1.C2" office:value-type="string">
            <text:p text:style-name="P3">ok</text:p>
          </table:table-cell>
        </table:table-row>
        <table:table-row table:style-name="TableLine1822062975936">
          <table:table-cell table:style-name="Tableau1.A2" office:value-type="string">
            <text:p text:style-name="P3">V1.2</text:p>
          </table:table-cell>
          <table:table-cell table:style-name="Tableau1.A2" office:value-type="string">
            <text:p text:style-name="P3">Ajout du logger</text:p>
          </table:table-cell>
          <table:table-cell table:style-name="Tableau1.C2" office:value-type="string">
            <text:p text:style-name="P4">ok</text:p>
          </table:table-cell>
        </table:table-row>
        <table:table-row table:style-name="TableLine1822062979200">
          <table:table-cell table:style-name="Tableau1.A2" office:value-type="string">
            <text:p text:style-name="P4">V1.3</text:p>
          </table:table-cell>
          <table:table-cell table:style-name="Tableau1.A2" office:value-type="string">
            <text:p text:style-name="P4">Declenchement wifi AP si appuie bouton</text:p>
          </table:table-cell>
          <table:table-cell table:style-name="Tableau1.C2" office:value-type="string">
            <text:p text:style-name="P4">ok</text:p>
          </table:table-cell>
        </table:table-row>
        <table:table-row table:style-name="TableLine18220629881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82206297729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82206298572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8220629832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82206297756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TODO : </text:p>
      <text:p text:style-name="P1">-inclure l’option pour choisir entre un mode AP ou STA</text:p>
      <text:p text:style-name="P1">-<text:span text:style-name="T1">inclure capteur temperature</text:span></text:p>
      <text:p text:style-name="P1">-inclure l’option MQTT</text:p>
      <text:p text:style-name="P1">-inclure un capteur d’humidité ? </text:p>
      <text:p text:style-name="P1">-d<text:span text:style-name="T1">etection de plui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6T23:06:38.392000000</dc:date>
    <meta:editing-duration>PT3H29M27S</meta:editing-duration>
    <meta:editing-cycles>3</meta:editing-cycles>
    <meta:generator>LibreOffice/7.2.6.2$Windows_X86_64 LibreOffice_project/b0ec3a565991f7569a5a7f5d24fed7f52653d754</meta:generator>
    <meta:document-statistic meta:table-count="1" meta:image-count="0" meta:object-count="0" meta:page-count="1" meta:paragraph-count="20" meta:word-count="57" meta:character-count="334" meta:non-whitespace-character-count="295"/>
  </office:meta>
</office:document-meta>
</file>